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.32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66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position="-40% 100%"/>
    </style:style>
    <style:style style:name="P6" style:family="paragraph">
      <style:paragraph-properties fo:text-align="center"/>
      <style:text-properties style:text-position="0% 100%"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-40% 67%"/>
    </style:style>
    <style:style style:name="T3" style:family="text">
      <style:text-properties style:text-position="-40% 100%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-40% 67%"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</text:span><text:span text:style-name="T1">lti</text:span><text:span text:style-name="T1">t</text:span><text:span text:style-name="T1">u</text:span><text:span text:style-name="T1">d</text:span><text:span text:style-name="T1">e</text:span><text:span text:style-name="T1">-</text:span><text:span text:style-name="T1">H</text:span><text:span text:style-name="T1">o</text:span><text:span text:style-name="T1">l</text:span><text:span text:style-name="T1">d </text:span><text:span text:style-name="T1">C</text:span><text:span text:style-name="T1">o</text:span><text:span text:style-name="T1">n</text:span><text:span text:style-name="T1">tr</text:span><text:span text:style-name="T1">o</text:span><text:span text:style-name="T1">ll</text:span><text:span text:style-name="T1">e</text:span><text:span text:style-name="T1">r</text:span></text:p>
          </draw:text-box>
        </draw:frame>
        <draw:frame draw:style-name="gr1" draw:text-style-name="P2" xml:id="id3" draw:id="id3" draw:layer="layout" svg:width="0.82cm" svg:height="0.962cm" svg:x="0.4cm" svg:y="6.912cm">
          <draw:text-box>
            <text:p>z</text:p>
          </draw:text-box>
        </draw:frame>
        <draw:frame draw:style-name="gr2" draw:text-style-name="P2" xml:id="id5" draw:id="id5" draw:layer="layout" svg:width="1.378cm" svg:height="1.116cm" svg:x="0.4cm" svg:y="10.414cm">
          <draw:text-box>
            <text:p>dz</text:p>
          </draw:text-box>
        </draw:frame>
        <draw:frame draw:style-name="gr3" draw:text-style-name="P2" xml:id="id11" draw:id="id11" draw:layer="layout" svg:width="1.632cm" svg:height="1.171cm" svg:x="0.4cm" svg:y="12.446cm">
          <draw:text-box>
            <text:p>ei<text:span text:style-name="T2">t-1</text:span></text:p>
          </draw:text-box>
        </draw:frame>
        <draw:frame draw:style-name="gr4" draw:text-style-name="P2" xml:id="id1" draw:id="id1" draw:layer="layout" svg:width="1.778cm" svg:height="1.27cm" svg:x="0.54cm" svg:y="4.064cm">
          <draw:text-box>
            <text:p>k<text:span text:style-name="T2">targ</text:span></text:p>
          </draw:text-box>
        </draw:frame>
        <draw:custom-shape draw:style-name="gr5" draw:text-style-name="P3" xml:id="id2" draw:id="id2" draw:layer="layout" svg:width="1.016cm" svg:height="1.016cm" svg:x="3.712cm" svg:y="5.588cm"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.318cm" svg:y1="4.699cm" svg:x2="3.86cm" svg:y2="5.736cm" draw:start-shape="id1" draw:start-glue-point="1" draw:end-shape="id2" draw:end-glue-point="5" svg:d="M2318 4699l1542 1037" svg:viewBox="0 0 1543 1038">
          <text:p/>
        </draw:connector>
        <draw:connector draw:style-name="gr6" draw:text-style-name="P4" draw:layer="layout" draw:type="line" svg:x1="1.22cm" svg:y1="7.393cm" svg:x2="3.86cm" svg:y2="6.456cm" draw:start-shape="id3" draw:start-glue-point="1" draw:end-shape="id2" draw:end-glue-point="7" svg:d="M1220 7393l2640-937" svg:viewBox="0 0 2641 938">
          <text:p/>
        </draw:connector>
        <draw:frame draw:style-name="gr3" draw:text-style-name="P2" xml:id="id4" draw:id="id4" draw:layer="layout" svg:width="1.914cm" svg:height="1.171cm" svg:x="6.214cm" svg:y="5.534cm">
          <draw:text-box>
            <text:p>dz<text:span text:style-name="T2">targ</text:span></text:p>
          </draw:text-box>
        </draw:frame>
        <draw:connector draw:style-name="gr6" draw:text-style-name="P4" draw:layer="layout" draw:type="line" svg:x1="4.728cm" svg:y1="6.096cm" svg:x2="6.214cm" svg:y2="6.119cm" draw:start-shape="id2" draw:start-glue-point="10" draw:end-shape="id4" draw:end-glue-point="3" svg:d="M4728 6096l1486 23" svg:viewBox="0 0 1487 24">
          <text:p/>
        </draw:connector>
        <draw:connector draw:style-name="gr6" draw:text-style-name="P4" draw:layer="layout" draw:type="line" svg:x1="1.778cm" svg:y1="10.972cm" svg:x2="9.266cm" svg:y2="7.974cm" draw:start-shape="id5" draw:start-glue-point="1" draw:end-shape="id6" draw:end-glue-point="7" svg:d="M1778 10972l7488-2998" svg:viewBox="0 0 7489 2999">
          <text:p/>
        </draw:connector>
        <draw:custom-shape draw:style-name="gr5" draw:text-style-name="P3" xml:id="id6" draw:id="id6" draw:layer="layout" svg:width="1.016cm" svg:height="1.016cm" svg:x="9.118cm" svg:y="7.106cm"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8.128cm" svg:y1="6.119cm" svg:x2="9.266cm" svg:y2="7.254cm" draw:start-shape="id4" draw:start-glue-point="1" draw:end-shape="id6" draw:end-glue-point="5" svg:d="M8128 6119l1138 1135" svg:viewBox="0 0 1139 1136">
          <text:p/>
        </draw:connector>
        <draw:frame draw:style-name="gr7" draw:text-style-name="P2" xml:id="id7" draw:id="id7" draw:layer="layout" svg:width="0.853cm" svg:height="0.962cm" svg:x="12.102cm" svg:y="7.212cm">
          <draw:text-box>
            <text:p>e</text:p>
          </draw:text-box>
        </draw:frame>
        <draw:connector draw:style-name="gr6" draw:text-style-name="P4" draw:layer="layout" draw:type="line" svg:x1="10.134cm" svg:y1="7.614cm" svg:x2="12.102cm" svg:y2="7.693cm" draw:start-shape="id6" draw:start-glue-point="10" draw:end-shape="id7" draw:end-glue-point="3" svg:d="M10134 7614l1968 79" svg:viewBox="0 0 1969 80">
          <text:p/>
        </draw:connector>
        <draw:frame draw:style-name="gr4" draw:text-style-name="P2" xml:id="id9" draw:id="id9" draw:layer="layout" svg:width="1.27cm" svg:height="1.27cm" svg:x="12.008cm" svg:y="4.672cm">
          <draw:text-box>
            <text:p>k<text:span text:style-name="T2">P</text:span></text:p>
          </draw:text-box>
        </draw:frame>
        <draw:custom-shape draw:style-name="gr5" draw:text-style-name="P5" xml:id="id8" draw:id="id8" draw:layer="layout" svg:width="1.016cm" svg:height="1.016cm" svg:x="15.494cm" svg:y="5.842cm">
          <text:p text:style-name="P3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955cm" svg:y1="7.693cm" svg:x2="15.494cm" svg:y2="6.35cm" draw:start-shape="id7" draw:start-glue-point="1" draw:end-shape="id8" draw:end-glue-point="6" svg:d="M12955 7693l2539-1343" svg:viewBox="0 0 2540 1344">
          <text:p/>
        </draw:connector>
        <draw:connector draw:style-name="gr6" draw:text-style-name="P4" draw:layer="layout" draw:type="line" svg:x1="13.278cm" svg:y1="5.307cm" svg:x2="15.642cm" svg:y2="5.99cm" draw:start-shape="id9" draw:start-glue-point="1" draw:end-shape="id8" draw:end-glue-point="5" svg:d="M13278 5307l2364 683" svg:viewBox="0 0 2365 684">
          <text:p/>
        </draw:connector>
        <draw:custom-shape draw:style-name="gr5" draw:text-style-name="P3" xml:id="id10" draw:id="id10" draw:layer="layout" svg:width="1.016cm" svg:height="1.016cm" svg:x="16.072cm" svg:y="10.51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528cm" svg:y1="8.174cm" svg:x2="16.22cm" svg:y2="10.662cm" draw:start-shape="id7" draw:start-glue-point="2" draw:end-shape="id10" draw:end-glue-point="5" svg:d="M12528 8174l3692 2488" svg:viewBox="0 0 3693 2489">
          <text:p/>
        </draw:connector>
        <draw:connector draw:style-name="gr6" draw:text-style-name="P4" draw:layer="layout" draw:type="line" svg:x1="2.032cm" svg:y1="13.031cm" svg:x2="16.072cm" svg:y2="11.022cm" draw:start-shape="id11" draw:start-glue-point="1" draw:end-shape="id10" draw:end-glue-point="6" svg:d="M2032 13031l14040-2009" svg:viewBox="0 0 14041 2010">
          <text:p/>
        </draw:connector>
        <draw:connector draw:style-name="gr6" draw:text-style-name="P4" draw:layer="layout" draw:type="curve" svg:x1="16.58cm" svg:y1="11.53cm" svg:x2="1.216cm" svg:y2="13.617cm" draw:start-shape="id10" draw:start-glue-point="8" draw:end-shape="id11" draw:end-glue-point="2" svg:d="M16580 11530c0 3882-15364 2838-15364 2087" svg:viewBox="0 0 15365 2805">
          <text:p/>
        </draw:connector>
        <draw:frame draw:style-name="gr3" draw:text-style-name="P2" xml:id="id12" draw:id="id12" draw:layer="layout" svg:width="1.315cm" svg:height="1.171cm" svg:x="18.313cm" svg:y="10.359cm">
          <draw:text-box>
            <text:p>ei<text:span text:style-name="T2">t</text:span></text:p>
          </draw:text-box>
        </draw:frame>
        <draw:connector draw:style-name="gr6" draw:text-style-name="P4" draw:layer="layout" draw:type="line" svg:x1="17.088cm" svg:y1="11.022cm" svg:x2="18.313cm" svg:y2="10.944cm" draw:start-shape="id10" draw:start-glue-point="10" draw:end-shape="id12" draw:end-glue-point="3" svg:d="M17088 11022l1225-78" svg:viewBox="0 0 1226 79">
          <text:p/>
        </draw:connector>
        <draw:custom-shape draw:style-name="gr5" draw:text-style-name="P6" xml:id="id13" draw:id="id13" draw:layer="layout" svg:width="1.016cm" svg:height="1.016cm" svg:x="20.898cm" svg:y="10.414cm">
          <text:p text:style-name="P3"><text:span text:style-name="T4">(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9.628cm" svg:y1="10.944cm" svg:x2="20.898cm" svg:y2="10.922cm" draw:start-shape="id12" draw:start-glue-point="1" draw:end-shape="id13" draw:end-glue-point="6" svg:d="M19628 10944l1270-22" svg:viewBox="0 0 1271 23">
          <text:p/>
        </draw:connector>
        <draw:frame draw:style-name="gr4" draw:text-style-name="P2" xml:id="id14" draw:id="id14" draw:layer="layout" svg:width="1.016cm" svg:height="1.27cm" svg:x="17.272cm" svg:y="6.858cm">
          <draw:text-box>
            <text:p>k<text:span text:style-name="T5">I</text:span></text:p>
          </draw:text-box>
        </draw:frame>
        <draw:custom-shape draw:style-name="gr5" draw:text-style-name="P5" xml:id="id15" draw:id="id15" draw:layer="layout" svg:width="1.016cm" svg:height="1.016cm" svg:x="22.098cm" svg:y="8.382cm">
          <text:p text:style-name="P3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8.288cm" svg:y1="7.493cm" svg:x2="22.098cm" svg:y2="8.89cm" draw:start-shape="id14" draw:start-glue-point="1" draw:end-shape="id15" draw:end-glue-point="6" svg:d="M18288 7493l3810 1397" svg:viewBox="0 0 3811 1398">
          <text:p/>
        </draw:connector>
        <draw:connector draw:style-name="gr6" draw:text-style-name="P4" draw:layer="layout" draw:type="line" svg:x1="21.766cm" svg:y1="10.562cm" svg:x2="22.246cm" svg:y2="9.25cm" draw:start-shape="id13" draw:start-glue-point="11" draw:end-shape="id15" draw:end-glue-point="7" svg:d="M21766 10562l480-1312" svg:viewBox="0 0 481 1313">
          <text:p/>
        </draw:connector>
        <draw:custom-shape draw:style-name="gr5" draw:text-style-name="P3" xml:id="id17" draw:id="id17" draw:layer="layout" svg:width="1.016cm" svg:height="1.016cm" svg:x="24.13cm" svg:y="6.60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xml:id="id16" draw:id="id16" draw:layer="layout" draw:type="line" svg:x1="16.51cm" svg:y1="6.35cm" svg:x2="16.51cm" svg:y2="6.35cm" draw:start-shape="id8" draw:start-glue-point="10" draw:end-shape="id8" draw:end-glue-point="10" svg:d="M16510 6350z" svg:viewBox="0 0 1 1">
          <text:p/>
        </draw:connector>
        <draw:connector draw:style-name="gr6" draw:text-style-name="P4" draw:layer="layout" draw:type="line" svg:x1="16.51cm" svg:y1="6.35cm" svg:x2="24.278cm" svg:y2="6.752cm" draw:start-shape="id16" draw:start-glue-point="0" draw:end-shape="id17" draw:end-glue-point="5" svg:d="M16510 6350l7768 402" svg:viewBox="0 0 7769 403">
          <text:p/>
        </draw:connector>
        <draw:connector draw:style-name="gr6" draw:text-style-name="P4" draw:layer="layout" draw:type="line" svg:x1="23.114cm" svg:y1="8.89cm" svg:x2="24.278cm" svg:y2="7.472cm" draw:start-shape="id15" draw:start-glue-point="10" draw:end-shape="id17" draw:end-glue-point="7" svg:d="M23114 8890l1164-1418" svg:viewBox="0 0 1165 1419">
          <text:p/>
        </draw:connector>
        <draw:frame draw:style-name="gr7" draw:text-style-name="P2" xml:id="id18" draw:id="id18" draw:layer="layout" svg:width="0.853cm" svg:height="0.962cm" svg:x="26.071cm" svg:y="6.604cm">
          <draw:text-box>
            <text:p>u</text:p>
          </draw:text-box>
        </draw:frame>
        <draw:connector draw:style-name="gr6" draw:text-style-name="P4" draw:layer="layout" draw:type="line" svg:x1="25.146cm" svg:y1="7.112cm" svg:x2="26.071cm" svg:y2="7.085cm" draw:start-shape="id17" draw:start-glue-point="10" draw:end-shape="id18" draw:end-glue-point="3" svg:d="M25146 7112l925-27" svg:viewBox="0 0 926 28">
          <text:p/>
        </draw:connector>
        <draw:frame draw:style-name="gr4" draw:text-style-name="P2" draw:layer="layout" svg:width="1.27cm" svg:height="1.27cm" svg:x="12.008cm" svg:y="4.672cm">
          <draw:text-box>
            <text:p>k<text:span text:style-name="T2">P</text:span></text:p>
          </draw:text-box>
        </draw:frame>
        <draw:frame draw:style-name="gr4" draw:text-style-name="P2" xml:id="id19" draw:id="id19" draw:layer="layout" svg:width="2.266cm" svg:height="1.27cm" svg:x="17.272cm" svg:y="12.446cm">
          <draw:text-box>
            <text:p>k<text:span text:style-name="T2">windup</text:span></text:p>
          </draw:text-box>
        </draw:frame>
        <draw:connector draw:style-name="gr6" draw:text-style-name="P4" draw:layer="layout" draw:type="line" svg:x1="19.538cm" svg:y1="13.081cm" svg:x2="21.046cm" svg:y2="11.282cm" draw:start-shape="id19" draw:start-glue-point="1" draw:end-shape="id13" draw:end-glue-point="7" svg:d="M19538 13081l1508-1799" svg:viewBox="0 0 1509 1800">
          <text:p/>
        </draw:connecto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3:12:24.060246201</meta:creation-date>
    <dc:date>2021-06-14T14:25:07.277345669</dc:date>
    <meta:editing-duration>PT41M43S</meta:editing-duration>
    <meta:editing-cycles>24</meta:editing-cycles>
    <meta:generator>LibreOffice/6.0.7.3$Linux_X86_64 LibreOffice_project/00m0$Build-3</meta:generator>
    <meta:document-statistic meta:object-count="63"/>
  </office:meta>
</office:document-meta>
</file>